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bf67f" officeooo:paragraph-rsid="000bf67f"/>
    </style:style>
    <style:style style:name="P7" style:family="paragraph" style:parent-style-name="Text_20_body" style:list-style-name="L2">
      <style:text-properties fo:language="en" fo:country="US" officeooo:rsid="000cda08" officeooo:paragraph-rsid="000cda08"/>
    </style:style>
    <style:style style:name="P8" style:family="paragraph" style:parent-style-name="Text_20_body" style:list-style-name="L2">
      <style:text-properties officeooo:paragraph-rsid="000beeab"/>
    </style:style>
    <style:style style:name="P9" style:family="paragraph" style:parent-style-name="Text_20_body" style:list-style-name="L2">
      <style:text-properties officeooo:paragraph-rsid="000bf67f"/>
    </style:style>
    <style:style style:name="P10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1" style:family="paragraph" style:parent-style-name="Text_20_body" style:list-style-name="L3">
      <style:text-properties officeooo:paragraph-rsid="000ed57c"/>
    </style:style>
    <style:style style:name="P12" style:family="paragraph" style:parent-style-name="Text_20_body" style:list-style-name="L4">
      <style:text-properties officeooo:paragraph-rsid="000fc76b"/>
    </style:style>
    <style:style style:name="P13" style:family="paragraph" style:parent-style-name="Text_20_body" style:list-style-name="L4">
      <style:text-properties officeooo:paragraph-rsid="0010466a"/>
    </style:style>
    <style:style style:name="P14" style:family="paragraph" style:parent-style-name="Text_20_body" style:list-style-name="L4">
      <style:text-properties officeooo:paragraph-rsid="00119807"/>
    </style:style>
    <style:style style:name="P15" style:family="paragraph" style:parent-style-name="Text_20_body" style:list-style-name="L4">
      <style:text-properties officeooo:paragraph-rsid="00123774"/>
    </style:style>
    <style:style style:name="P16" style:family="paragraph" style:parent-style-name="Text_20_body" style:list-style-name="L4">
      <style:text-properties officeooo:paragraph-rsid="0012f26f"/>
    </style:style>
    <style:style style:name="P17" style:family="paragraph" style:parent-style-name="Text_20_body" style:list-style-name="L4">
      <style:text-properties officeooo:paragraph-rsid="00148901"/>
    </style:style>
    <style:style style:name="P18" style:family="paragraph" style:parent-style-name="Text_20_body" style:list-style-name="L4">
      <style:text-properties officeooo:paragraph-rsid="0015f23c"/>
    </style:style>
    <style:style style:name="P19" style:family="paragraph" style:parent-style-name="Heading_20_1">
      <style:text-properties fo:language="en" fo:country="US" officeooo:rsid="000a221d" officeooo:paragraph-rsid="000a221d"/>
    </style:style>
    <style:style style:name="P20" style:family="paragraph" style:parent-style-name="Heading_20_3">
      <style:text-properties fo:language="en" fo:country="US" officeooo:rsid="000ad519" officeooo:paragraph-rsid="000ad519"/>
    </style:style>
    <style:style style:name="P21" style:family="paragraph" style:parent-style-name="Heading_20_3">
      <style:text-properties fo:language="en" fo:country="US" officeooo:rsid="000beeab" officeooo:paragraph-rsid="000beeab"/>
    </style:style>
    <style:style style:name="P22" style:family="paragraph" style:parent-style-name="Heading_20_3">
      <style:text-properties fo:language="en" fo:country="US" officeooo:rsid="000ed57c" officeooo:paragraph-rsid="000ed57c"/>
    </style:style>
    <style:style style:name="P23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color="#ff0000" fo:font-size="10pt" officeooo:rsid="000bf67f" style:font-size-asian="10pt" style:font-size-complex="10pt"/>
    </style:style>
    <style:style style:name="T15" style:family="text">
      <style:text-properties fo:color="#ff0000" fo:language="en" fo:country="US" officeooo:rsid="0012f26f"/>
    </style:style>
    <style:style style:name="T16" style:family="text">
      <style:text-properties fo:color="#ff0000" fo:language="en" fo:country="US" officeooo:rsid="00148901"/>
    </style:style>
    <style:style style:name="T17" style:family="text">
      <style:text-properties fo:color="#ff0000" fo:language="en" fo:country="US" officeooo:rsid="0015f23c"/>
    </style:style>
    <style:style style:name="T18" style:family="text">
      <style:text-properties fo:color="#ff0000" fo:font-size="10.5pt" fo:language="en" fo:country="US" officeooo:rsid="000ed57c" style:font-size-asian="10.5pt" style:font-size-complex="10.5pt"/>
    </style:style>
    <style:style style:name="T19" style:family="text">
      <style:text-properties fo:color="#ff0000" fo:font-size="10.5pt" fo:language="en" fo:country="US" officeooo:rsid="000fc76b" style:font-size-asian="10.5pt" style:font-size-complex="10.5pt"/>
    </style:style>
    <style:style style:name="T20" style:family="text">
      <style:text-properties fo:color="#ff0000" fo:font-size="10.5pt" fo:language="en" fo:country="US" officeooo:rsid="0010466a" style:font-size-asian="10.5pt" style:font-size-complex="10.5pt"/>
    </style:style>
    <style:style style:name="T21" style:family="text">
      <style:text-properties fo:color="#ff0000" fo:font-size="10.5pt" fo:language="en" fo:country="US" officeooo:rsid="00119807" style:font-size-asian="10.5pt" style:font-size-complex="10.5pt"/>
    </style:style>
    <style:style style:name="T22" style:family="text">
      <style:text-properties fo:color="#ff0000" fo:font-size="10.5pt" fo:language="en" fo:country="US" officeooo:rsid="00123774" style:font-size-asian="10.5pt" style:font-size-complex="10.5pt"/>
    </style:style>
    <style:style style:name="T23" style:family="text">
      <style:text-properties fo:color="#ff0000" fo:font-size="10.5pt" fo:language="en" fo:country="US" officeooo:rsid="0012f26f" style:font-size-asian="10.5pt" style:font-size-complex="10.5pt"/>
    </style:style>
    <style:style style:name="T24" style:family="text">
      <style:text-properties fo:color="#ff0000" fo:font-size="10.5pt" fo:language="en" fo:country="US" officeooo:rsid="00148901" style:font-size-asian="10.5pt" style:font-size-complex="10.5pt"/>
    </style:style>
    <style:style style:name="T25" style:family="text">
      <style:text-properties fo:color="#ff0000" fo:font-size="10.5pt" fo:language="en" fo:country="US" officeooo:rsid="0015f23c" style:font-size-asian="10.5pt" style:font-size-complex="10.5pt"/>
    </style:style>
    <style:style style:name="T26" style:family="text">
      <style:text-properties fo:color="#800000" fo:language="en" fo:country="US" officeooo:rsid="0012f2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Git basics</text:h>
      <text:h text:style-name="P20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21" text:outline-level="3">File states</text:h>
      <text:list xml:id="list38602722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21" text:outline-level="3">Git installation</text:h>
      <text:list xml:id="list38591738" text:style-name="L2">
        <text:list-item>
          <text:p text:style-name="P4">Windows: </text:p>
          <text:list>
            <text:list-item>
              <text:p text:style-name="P8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8"><text:span text:style-name="T4">Download a</text:span><text:span text:style-name="T3"> </text:span><text:span text:style-name="T4">GIT </text:span><text:span text:style-name="T3">GUI </text:span><text:a xlink:type="simple" xlink:href="http://windows.github.com/">http://windows.github.com/</text:a></text:p>
            </text:list-item>
            <text:list-item>
              <text:p text:style-name="P6">Configure the GIT installation</text:p>
              <text:list>
                <text:list-item>
                  <text:p text:style-name="P10">$ git config --global user.name "John Doe"</text:p>
                </text:list-item>
                <text:list-item>
                  <text:p text:style-name="P9"><text:span text:style-name="T14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7">Create an account in github with name = &lt;the_above_user.name&gt;</text:p>
            </text:list-item>
          </text:list>
        </text:list-item>
      </text:list>
      <text:h text:style-name="P22" text:outline-level="3">Creating repository</text:h>
      <text:list xml:id="list38611645" text:style-name="L3">
        <text:list-item>
          <text:p text:style-name="P11"><text:span text:style-name="T5">From scratch with </text:span><text:span text:style-name="T18">$git init</text:span><text:span text:style-name="T5"> and </text:span><text:span text:style-name="T18">$git add files</text:span><text:span text:style-name="T5">.</text:span></text:p>
        </text:list-item>
        <text:list-item>
          <text:p text:style-name="P11"><text:span text:style-name="T5">After clone from an existing remote repository $git clone </text:span><text:span text:style-name="T18">git://&lt;repo_hostname_and_domain.git&gt; local_repo_name</text:span><text:span text:style-name="T5">.</text:span></text:p>
        </text:list-item>
      </text:list>
      <text:h text:style-name="P23" text:outline-level="3">Basic commands</text:h>
      <text:list xml:id="list38598660" text:style-name="L4">
        <text:list-item>
          <text:p text:style-name="P12"><text:span text:style-name="T19">$ git status</text:span><text:span text:style-name="T7">: Displays the state of all files in the working folder for untracked, modified, unmodified and staged files</text:span></text:p>
        </text:list-item>
        <text:list-item>
          <text:p text:style-name="P12"><text:span text:style-name="T19">$git init</text:span><text:span text:style-name="T7">: Locally creates a repository (by creating a .git folder with metadata)</text:span></text:p>
        </text:list-item>
        <text:list-item>
          <text:p text:style-name="P12"><text:span text:style-name="T19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13"><text:soft-page-break/><text:span text:style-name="T20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13"><text:span text:style-name="T20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14"><text:span text:style-name="T21">$git commit </text:span><text:span text:style-name="T22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15"><text:span text:style-name="T22">$git commit -a -m</text:span><text:span text:style-name="T10">: commits the staged files as well as the modified ones</text:span></text:p>
        </text:list-item>
        <text:list-item>
          <text:p text:style-name="P16"><text:span text:style-name="T23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17"><text:span text:style-name="T24">$git mv &lt;file&gt;</text:span><text:span text:style-name="T12">: renames a file</text:span></text:p>
        </text:list-item>
        <text:list-item>
          <text:p text:style-name="P18"><text:span text:style-name="T25">$git log</text:span><text:span text:style-name="T13">: displays the lo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5T18:53:18.94</dc:date>
    <meta:editing-duration>PT1H35M25S</meta:editing-duration>
    <meta:editing-cycles>1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32" meta:word-count="413" meta:character-count="2414" meta:non-whitespace-character-count="2058"/>
  </office:meta>
</office:document-meta>
</file>